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3" style:master-page-name="MP0" style:family="paragraph">
      <style:paragraph-properties fo:break-before="page"/>
      <style:text-properties style:font-name="Calibri" style:font-name-asian="Calibri" style:font-name-complex="Calibri" fo:font-weight="bold" style:font-weight-asian="bold" style:font-weight-complex="bold" style:use-window-font-color="true" fo:font-size="12.5pt" style:font-size-asian="12.5pt" style:font-size-complex="12.5pt"/>
    </style:style>
    <style:style style:name="P2" style:parent-style-name="Normal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P3" style:parent-style-name="Heading4" style:family="paragraph">
      <style:text-properties style:font-name="Calibri" style:font-name-asian="Calibri" style:font-name-complex="Calibri" fo:font-weight="bold" style:font-weight-asian="bold" style:font-weight-complex="bold" fo:font-style="normal" style:font-style-asian="normal" style:font-style-complex="normal" style:use-window-font-color="true" fo:font-size="12.5pt" style:font-size-asian="12.5pt" style:font-size-complex="12.5pt"/>
    </style:style>
    <style:style style:name="P4" style:parent-style-name="Normal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P5" style:parent-style-name="Heading4" style:family="paragraph">
      <style:text-properties style:font-name="Calibri" style:font-name-asian="Calibri" style:font-name-complex="Calibri" fo:font-weight="bold" style:font-weight-asian="bold" style:font-weight-complex="bold" fo:font-style="normal" style:font-style-asian="normal" style:font-style-complex="normal" style:use-window-font-color="true" fo:font-size="12.5pt" style:font-size-asian="12.5pt" style:font-size-complex="12.5pt"/>
    </style:style>
    <style:style style:name="P6" style:parent-style-name="Normal" style:family="paragraph">
      <style:text-properties fo:font-size="12.5pt" style:font-size-asian="12.5pt" style:font-size-complex="12.5pt"/>
    </style:style>
    <style:style style:name="P7" style:parent-style-name="Normal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P8" style:parent-style-name="ListParagraph" style:family="paragraph"/>
    <style:style style:name="T9" style:parent-style-name="DefaultParagraphFont" style:family="text">
      <style:text-properties fo:font-size="12.5pt" style:font-size-asian="12.5pt" style:font-size-complex="12.5pt"/>
    </style:style>
    <style:style style:name="P10" style:parent-style-name="ListParagraph" style:family="paragraph"/>
    <style:style style:name="T11" style:parent-style-name="DefaultParagraphFont" style:family="text">
      <style:text-properties fo:font-size="12.5pt" style:font-size-asian="12.5pt" style:font-size-complex="12.5pt"/>
    </style:style>
    <style:style style:name="P12" style:parent-style-name="ListParagraph" style:family="paragraph"/>
    <style:style style:name="T13" style:parent-style-name="DefaultParagraphFont" style:family="text">
      <style:text-properties fo:font-size="12.5pt" style:font-size-asian="12.5pt" style:font-size-complex="12.5pt"/>
    </style:style>
    <style:style style:name="P14" style:parent-style-name="ListParagraph" style:family="paragraph">
      <style:text-properties fo:font-size="12.5pt" style:font-size-asian="12.5pt" style:font-size-complex="12.5pt"/>
    </style:style>
    <style:style style:name="T15" style:parent-style-name="Hyperlink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font-style-complex="normal" style:use-window-font-color="true" fo:font-size="12.5pt" style:font-size-asian="12.5pt" style:font-size-complex="12.5pt" style:text-underline-type="none"/>
    </style:style>
    <style:style style:name="P16" style:parent-style-name="Normal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T17" style:parent-style-name="Hyperlink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font-style-complex="normal" style:use-window-font-color="true" fo:font-size="12.5pt" style:font-size-asian="12.5pt" style:font-size-complex="12.5pt" style:text-underline-type="none"/>
    </style:style>
    <style:style style:name="T18" style:parent-style-name="DefaultParagraphFont" style:family="text">
      <style:text-properties style:font-name="Calibri" style:font-name-asian="Calibri" style:font-name-complex="Calibri" fo:font-size="12.5pt" style:font-size-asian="12.5pt" style:font-size-complex="12.5pt"/>
    </style:style>
  </office:automatic-styles>
  <office:body>
    <office:text text:use-soft-page-breaks="true">
      <text:h text:style-name="P1" text:outline-level="3">Our Mission</text:h>
      <text:p text:style-name="P2">Sounds App is<text:s/>an<text:s/>iOS<text:s/>app that will compose of many different<text:s/>sound effects. They will be displayed in an organized matter and visually appealing.<text:s/>Each sound will be a button with a name under it.<text:s/>The app interface will be easy to navigate<text:s/>because of the sound categories<text:s/>describing<text:s/>what<text:s/>sounds you may find in each collection.</text:p>
      <text:h text:style-name="P3" text:outline-level="4">The Company and Management</text:h>
      <text:p text:style-name="P4">I will be creating the app. Me Myself and I.</text:p>
      <text:h text:style-name="P5" text:outline-level="4">Our Services</text:h>
      <text:p text:style-name="P6">An array of different sounds to use in everyday life or zoom calls falling under these categories:</text:p>
      <text:p text:style-name="P7"><text:s/>Body Sounds (farts, burps, etc.)</text:p>
      <text:list text:style-name="LFO1" text:continue-numbering="true">
        <text:list-item>
          <text:p text:style-name="P8"><text:span text:style-name="T9">Famous catchphrases</text:span></text:p>
        </text:list-item>
        <text:list-item>
          <text:p text:style-name="P10"><text:span text:style-name="T11">Audience sounds</text:span></text:p>
        </text:list-item>
        <text:list-item>
          <text:p text:style-name="P12"><text:span text:style-name="T13">Band ques</text:span></text:p>
        </text:list-item>
        <text:list-item>
          <text:p text:style-name="P14">Vine references</text:p>
        </text:list-item>
      </text:list>
      <text:p text:style-name="Normal"/>
      <text:h text:style-name="Heading4" text:outline-level="4"><text:a xlink:href="https://www.thebalancesmb.com/how-to-write-a-business-plan-section-3-2947029" office:target-frame-name="_top" xlink:show="replace"><text:span text:style-name="T15">The Market</text:span></text:a></text:h>
      <text:p text:style-name="P16">Everybody<text:s/>loves<text:s/>sounds, just look at<text:s/>Tiktok. Thats all the app is. These same sounds and other come in use during zoom calls or when<text:s/>you're<text:s/>joking<text:s/>with<text:s/>friends.</text:p>
      <text:h text:style-name="Heading4" text:outline-level="4"><text:a xlink:href="https://www.thebalancesmb.com/how-to-write-the-competitive-analysis-section-of-the-business-plan-2947025" office:target-frame-name="_top" xlink:show="replace"><text:span text:style-name="T17">Our Competitive Advantages</text:span></text:a></text:h>
      <text:p text:style-name="Normal"><text:span text:style-name="T18">The other apps don’t have categories like m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2F5496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smine Tarr - Chicago 2022</meta:initial-creator>
    <dc:creator>Yasmine Tarr - Chicago 2022</dc:creator>
    <meta:creation-date>2021-08-19T15:11:00Z</meta:creation-date>
    <dc:date>2021-08-19T15:11:00Z</dc:date>
    <meta:template xlink:href="Normal.dotm" xlink:type="simple"/>
    <meta:editing-cycles>1</meta:editing-cycles>
    <meta:editing-duration>PT0S</meta:editing-duration>
    <meta:document-statistic meta:page-count="1" meta:paragraph-count="2" meta:word-count="161" meta:character-count="1083" meta:row-count="7" meta:non-whitespace-character-count="924"/>
  </office:meta>
</office:document-meta>
</file>